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7" calcext:value-type="float">
            <text:p>-0.127</text:p>
          </table:table-cell>
        </table:table-row>
        <table:table-row table:style-name="ro1">
          <table:table-cell office:value-type="float" office:value="-0.127" calcext:value-type="float">
            <text:p>-0.127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2" calcext:value-type="float">
            <text:p>-0.102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-0.095" calcext:value-type="float">
            <text:p>-0.095</text:p>
          </table:table-cell>
        </table:table-row>
        <table:table-row table:style-name="ro1">
          <table:table-cell office:value-type="float" office:value="-0.093" calcext:value-type="float">
            <text:p>-0.093</text:p>
          </table:table-cell>
        </table:table-row>
        <table:table-row table:style-name="ro1">
          <table:table-cell office:value-type="float" office:value="-0.089" calcext:value-type="float">
            <text:p>-0.089</text:p>
          </table:table-cell>
        </table:table-row>
        <table:table-row table:style-name="ro1">
          <table:table-cell office:value-type="float" office:value="-0.086" calcext:value-type="float">
            <text:p>-0.086</text:p>
          </table:table-cell>
        </table:table-row>
        <table:table-row table:style-name="ro1">
          <table:table-cell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-0.078" calcext:value-type="float">
            <text:p>-0.078</text:p>
          </table:table-cell>
        </table:table-row>
        <table:table-row table:style-name="ro1">
          <table:table-cell office:value-type="float" office:value="-0.073" calcext:value-type="float">
            <text:p>-0.073</text:p>
          </table:table-cell>
        </table:table-row>
        <table:table-row table:style-name="ro1">
          <table:table-cell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0900000000000001" calcext:value-type="float">
            <text:p>-0.0090000000000000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0.00700000000000001" calcext:value-type="float">
            <text:p>0.0070000000000000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26:52.432859109</meta:creation-date>
    <dc:date>2025-06-18T19:27:00.923970759</dc:date>
    <meta:editing-duration>PT9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